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69cm" table:align="left"/>
    </style:style>
    <style:style style:name="Tabla1.A" style:family="table-column">
      <style:table-column-properties style:column-width="0.658cm"/>
    </style:style>
    <style:style style:name="Tabla1.B" style:family="table-column">
      <style:table-column-properties style:column-width="8.55cm"/>
    </style:style>
    <style:style style:name="Tabla1.C" style:family="table-column">
      <style:table-column-properties style:column-width="5.482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rsid="000f427c" officeooo:paragraph-rsid="000f427c"/>
    </style:style>
    <style:style style:name="P2" style:family="paragraph" style:parent-style-name="Heading_20_2">
      <style:paragraph-properties fo:margin-top="0cm" fo:margin-bottom="0.247cm" style:contextual-spacing="false" fo:line-height="115%"/>
      <style:text-properties officeooo:rsid="000f427c"/>
    </style:style>
    <style:style style:name="P3" style:family="paragraph" style:parent-style-name="Heading_20_2">
      <style:text-properties officeooo:rsid="000f427c" officeooo:paragraph-rsid="000f427c"/>
    </style:style>
    <style:style style:name="P4" style:family="paragraph" style:parent-style-name="Text_20_body">
      <style:text-properties officeooo:rsid="000f427c"/>
    </style:style>
    <style:style style:name="P5" style:family="paragraph" style:parent-style-name="Horizontal_20_Line">
      <style:paragraph-properties fo:margin-top="0cm" fo:margin-bottom="0.247cm" style:contextual-spacing="false" fo:line-height="115%"/>
      <style:text-properties officeooo:rsid="000f427c"/>
    </style:style>
    <style:style style:name="P6" style:family="paragraph" style:parent-style-name="Text_20_body" style:list-style-name="L1">
      <style:text-properties officeooo:rsid="000f427c"/>
    </style:style>
    <style:style style:name="P7" style:family="paragraph" style:parent-style-name="Heading_20_3">
      <style:paragraph-properties fo:margin-top="0cm" fo:margin-bottom="0.247cm" style:contextual-spacing="false" fo:line-height="115%"/>
      <style:text-properties officeooo:rsid="000f427c"/>
    </style:style>
    <style:style style:name="P8" style:family="paragraph" style:parent-style-name="Text_20_body" style:list-style-name="L2">
      <style:text-properties officeooo:rsid="000f427c"/>
    </style:style>
    <style:style style:name="P9" style:family="paragraph" style:parent-style-name="Text_20_body" style:list-style-name="L3">
      <style:text-properties officeooo:rsid="000f427c"/>
    </style:style>
    <style:style style:name="P10" style:family="paragraph" style:parent-style-name="Text_20_body">
      <style:text-properties officeooo:paragraph-rsid="001a34eb"/>
    </style:style>
    <style:style style:name="P11" style:family="paragraph" style:parent-style-name="Preformatted_20_Text">
      <style:paragraph-properties fo:line-height="115%"/>
      <style:text-properties officeooo:rsid="000f427c"/>
    </style:style>
    <style:style style:name="P12" style:family="paragraph" style:parent-style-name="Preformatted_20_Text">
      <style:paragraph-properties fo:margin-left="0cm" fo:margin-right="0cm" fo:line-height="115%" fo:text-indent="0cm" style:auto-text-indent="false" style:writing-mode="lr-tb"/>
      <style:text-properties officeooo:rsid="000f427c"/>
    </style:style>
    <style:style style:name="P13" style:family="paragraph" style:parent-style-name="Preformatted_20_Text">
      <style:paragraph-properties fo:margin-top="0cm" fo:margin-bottom="0.247cm" style:contextual-spacing="false" fo:line-height="115%" style:writing-mode="lr-tb"/>
      <style:text-properties officeooo:rsid="000f427c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 style:writing-mode="lr-tb"/>
      <style:text-properties officeooo:rsid="000f427c"/>
    </style:style>
    <style:style style:name="P15" style:family="paragraph" style:parent-style-name="Text_20_body" style:list-style-name="L4">
      <style:text-properties officeooo:rsid="000f427c"/>
    </style:style>
    <style:style style:name="P16" style:family="paragraph" style:parent-style-name="Heading_20_3">
      <style:text-properties officeooo:rsid="000f427c"/>
    </style:style>
    <style:style style:name="P17" style:family="paragraph" style:parent-style-name="Text_20_body" style:list-style-name="L5">
      <style:text-properties officeooo:rsid="000f427c"/>
    </style:style>
    <style:style style:name="P18" style:family="paragraph" style:parent-style-name="Heading_20_2" style:list-style-name="L6">
      <style:paragraph-properties fo:text-align="start" style:justify-single-word="false"/>
    </style:style>
    <style:style style:name="P19" style:family="paragraph" style:parent-style-name="Heading_20_2" style:list-style-name="L6">
      <style:paragraph-properties fo:text-align="start" style:justify-single-word="false"/>
      <style:text-properties officeooo:rsid="000f427c"/>
    </style:style>
    <style:style style:name="T1" style:family="text">
      <style:text-properties officeooo:rsid="001a34eb"/>
    </style:style>
    <style:style style:name="T2" style:family="text">
      <style:text-properties officeooo:rsid="000f427c"/>
    </style:style>
    <style:style style:name="T3" style:family="text">
      <style:text-properties officeooo:rsid="0020e1b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emoria Descriptiva del Proyecto</text:h>
      <text:h text:style-name="P2" text:outline-level="2"><text:span text:style-name="Strong_20_Emphasis">Detección de Piezas Defectuosas en Máquina de Soldadura mediante Aprendizaje Automático</text:span></text:h>
      <text:h text:style-name="P3" text:outline-level="2">1. <text:span text:style-name="Strong_20_Emphasis">Objetivo del Proyecto</text:span></text:h>
      <text:p text:style-name="P4">El objetivo de este proyecto es desarrollar un modelo de machine learning capaz de <text:span text:style-name="Strong_20_Emphasis">detectar automáticamente piezas defectuosas (NOK)</text:span> producidas por una máquina de soldadura. Dado el contexto de producción real, donde la clase de piezas defectuosas es <text:span text:style-name="Strong_20_Emphasis">muy minoritaria</text:span> respecto a las piezas buenas (OK), se ha trabajado con técnicas específicas para tratar el desbalanceo y garantizar un modelo robusto y fiable.</text:p>
      <text:p text:style-name="P5"/>
      <text:h text:style-name="P2" text:outline-level="2">2. <text:span text:style-name="Strong_20_Emphasis">Descripción del Dataset</text:span></text:h>
      <text:list text:style-name="L1">
        <text:list-item>
          <text:p text:style-name="P6"><text:span text:style-name="Strong_20_Emphasis">Origen</text:span>: Datos recopilados de sensores y sistemas de control de una máquina de soldadura.</text:p>
        </text:list-item>
        <text:list-item>
          <text:p text:style-name="P6"><text:span text:style-name="Strong_20_Emphasis">Variables</text:span>: Se utilizaron 13 características seleccionadas (columnas 5 a 17 del DataFrame original), representando magnitudes físicas, eléctricas y de calidad de proceso.</text:p>
        </text:list-item>
        <text:list-item>
          <text:p text:style-name="P6"><text:span text:style-name="Strong_20_Emphasis">Variable objetivo</text:span>:</text:p>
          <text:list>
            <text:list-item>
              <text:p text:style-name="P6"><text:span text:style-name="Source_20_Text">Evaluación = 0</text:span> → Pieza <text:span text:style-name="Strong_20_Emphasis">NOK</text:span> (defectuosa)</text:p>
            </text:list-item>
            <text:list-item>
              <text:p text:style-name="P6"><text:span text:style-name="Source_20_Text">Evaluación = 1</text:span> → Pieza <text:span text:style-name="Strong_20_Emphasis">OK</text:span> (correcta)</text:p>
            </text:list-item>
          </text:list>
        </text:list-item>
      </text:list>
      <text:p text:style-name="P5"/>
      <text:h text:style-name="P2" text:outline-level="2">3. <text:span text:style-name="Strong_20_Emphasis">Preprocesamiento</text:span></text:h>
      <text:h text:style-name="P7" text:outline-level="3">3.1. <text:span text:style-name="Strong_20_Emphasis">División del conjunto de datos</text:span></text:h>
      <text:list text:style-name="L2">
        <text:list-item>
          <text:p text:style-name="P8">División en <text:span text:style-name="Strong_20_Emphasis">conjunto de entrenamiento (80%)</text:span> y <text:span text:style-name="Strong_20_Emphasis">prueba (20%)</text:span>.</text:p>
        </text:list-item>
        <text:list-item>
          <text:p text:style-name="P8">Se utilizó <text:span text:style-name="Source_20_Text">train_test_split</text:span> con <text:span text:style-name="Source_20_Text">random_state=42</text:span> para reproducibilidad.</text:p>
        </text:list-item>
      </text:list>
      <text:h text:style-name="P7" text:outline-level="3">3.2. <text:span text:style-name="Strong_20_Emphasis">Tratamiento del desbalanceo</text:span></text:h>
      <text:list text:style-name="L3">
        <text:list-item>
          <text:p text:style-name="P9">El dataset presenta un desbalance severo (muy pocas piezas NOK respecto a OK).</text:p>
        </text:list-item>
        <text:list-item>
          <text:p text:style-name="P9">Se aplicó la técnica <text:span text:style-name="Strong_20_Emphasis">SMOTE (Synthetic Minority Over-sampling Technique)</text:span> para <text:span text:style-name="Strong_20_Emphasis">aumentar sintéticamente la clase minoritaria</text:span> (NOK) en el conjunto de entrenamiento.</text:p>
        </text:list-item>
        <text:list-item>
          <text:p text:style-name="P9">SMOTE se integró en el flujo de trabajo mediante un <text:span text:style-name="Source_20_Text">Pipeline</text:span> de <text:span text:style-name="Source_20_Text">imblearn</text:span>.</text:p>
        </text:list-item>
      </text:list>
      <text:p text:style-name="P5"/>
      <text:h text:style-name="P2" text:outline-level="2"><text:soft-page-break/>4. <text:span text:style-name="Strong_20_Emphasis">Modelo de Clasificación Utilizado</text:span></text:h>
      <text:p text:style-name="P4">Se utilizó un <text:span text:style-name="Strong_20_Emphasis">Random Forest Classifier</text:span>, que es un algoritmo de ensamblado basado en múltiples árboles de decisión entrenados sobre subconjuntos aleatorios del dataset. Es robusto frente a ruido, funciona bien con variables no lineales y es resistente al overfitting cuando se parametriza adecuadamente.</text:p>
      <text:p text:style-name="P10"><text:span text:style-name="T1">También se ha utilizado </text:span>XGBoost o Gradient Boosting <text:span text:style-name="T1">y los rendimientos en el conjunto de prueba han sido muy parecidos </text:span><text:span text:style-name="Strong_20_Emphasis"><text:span text:style-name="T2">F1-score (clase 0 - NOK)</text:span></text:span><text:span text:style-name="T2">: ~</text:span><text:span text:style-name="Strong_20_Emphasis"><text:span text:style-name="T2">0.97.</text:span></text:span></text:p>
      <text:p text:style-name="P5"/>
      <text:h text:style-name="P2" text:outline-level="2">5. <text:span text:style-name="Strong_20_Emphasis">Optimización de Hiperparámetros</text:span></text:h>
      <text:p text:style-name="P4">Para mejorar el rendimiento del modelo, se utilizó <text:span text:style-name="Strong_20_Emphasis"><text:span text:style-name="Source_20_Text">GridSearchCV</text:span></text:span><text:span text:style-name="Strong_20_Emphasis"> con validación cruzada estratificada (StratifiedKFold con 10 pliegues)</text:span> y la métrica de evaluación centrada en la clase minoritaria (<text:span text:style-name="Strong_20_Emphasis">F1-score para clase 0</text:span>, piezas defectuosas).</text:p>
      <text:h text:style-name="P7" text:outline-level="3">5.1. <text:span text:style-name="Strong_20_Emphasis">Parámetros evaluados</text:span></text:h>
      <text:p text:style-name="P11">python</text:p>
      <text:p text:style-name="P11">CopiarEditar</text:p>
      <text:p text:style-name="P12"><text:span text:style-name="Source_20_Text">param_grid = {</text:span></text:p>
      <text:p text:style-name="P13"><text:span text:style-name="Source_20_Text"><text:s text:c="4"/>'rf__n_estimators': [100, 200], <text:s text:c="11"/># Número de árboles</text:span></text:p>
      <text:p text:style-name="P13"><text:span text:style-name="Source_20_Text"><text:s text:c="4"/>'rf__max_depth': [3, 5, 9], <text:s text:c="15"/># Profundidad máxima de los árboles</text:span></text:p>
      <text:p text:style-name="P13"><text:span text:style-name="Source_20_Text"><text:s text:c="4"/>'rf__min_samples_split': [5, 10], <text:s text:c="9"/># Mínimo de muestras para dividir un nodo</text:span></text:p>
      <text:p text:style-name="P13"><text:span text:style-name="Source_20_Text"><text:s text:c="4"/>'rf__min_samples_leaf': [4, 6], <text:s text:c="11"/># Muestras mínimas por hoja</text:span></text:p>
      <text:p text:style-name="P13"><text:span text:style-name="Source_20_Text"><text:s text:c="4"/>'rf__bootstrap': [True, False] <text:s text:c="12"/># Si usar muestreo con reemplazo (bootstrap)</text:span></text:p>
      <text:p text:style-name="P13"><text:span text:style-name="Source_20_Text">}</text:span></text:p>
      <text:h text:style-name="P7" text:outline-level="3">5.2. <text:span text:style-name="Strong_20_Emphasis">Pipeline de entrenamiento</text:span></text:h>
      <text:p text:style-name="P11">python</text:p>
      <text:p text:style-name="P11">CopiarEditar</text:p>
      <text:p text:style-name="P12"><text:span text:style-name="Source_20_Text">from imblearn.pipeline import Pipeline</text:span></text:p>
      <text:p text:style-name="P13"/>
      <text:p text:style-name="P13"><text:span text:style-name="Source_20_Text">pipeline = Pipeline([</text:span></text:p>
      <text:p text:style-name="P13"><text:span text:style-name="Source_20_Text"><text:s text:c="4"/>('smote', SMOTE(random_state=42)),</text:span></text:p>
      <text:p text:style-name="P13"><text:span text:style-name="Source_20_Text"><text:s text:c="4"/>('rf', RandomForestClassifier(random_state=42))</text:span></text:p>
      <text:p text:style-name="P13"><text:span text:style-name="Source_20_Text">])</text:span></text:p>
      <text:h text:style-name="P7" text:outline-level="3">5.3. <text:span text:style-name="Strong_20_Emphasis">Métrica de evaluación</text:span></text:h>
      <text:p text:style-name="P4">Se utilizó:</text:p>
      <text:p text:style-name="P11">python</text:p>
      <text:p text:style-name="P11">CopiarEditar</text:p>
      <text:p text:style-name="P14"><text:span text:style-name="Source_20_Text">f1_scorer = make_scorer(f1_score, pos_label=0)</text:span></text:p>
      <text:p text:style-name="P4"><text:soft-page-break/>para optimizar la capacidad del modelo de <text:span text:style-name="Strong_20_Emphasis">detectar correctamente piezas NOK</text:span>.</text:p>
      <text:p text:style-name="P5"/>
      <text:h text:style-name="P2" text:outline-level="2">6. <text:span text:style-name="Strong_20_Emphasis">Resultados del Modelo</text:span></text:h>
      <text:h text:style-name="P7" text:outline-level="3">6.1. <text:span text:style-name="Strong_20_Emphasis">Mejores hiperparámetros encontrados:</text:span></text:h>
      <text:p text:style-name="P11">python</text:p>
      <text:p text:style-name="P11">CopiarEditar</text:p>
      <text:p text:style-name="P12"><text:span text:style-name="Source_20_Text">{</text:span></text:p>
      <text:p text:style-name="P13"><text:span text:style-name="Source_20_Text"><text:s text:c="4"/>'rf__bootstrap': True,</text:span></text:p>
      <text:p text:style-name="P13"><text:span text:style-name="Source_20_Text"><text:s text:c="4"/>'rf__max_depth': 5,</text:span></text:p>
      <text:p text:style-name="P13"><text:span text:style-name="Source_20_Text"><text:s text:c="4"/>'rf__min_samples_leaf': 4,</text:span></text:p>
      <text:p text:style-name="P13"><text:span text:style-name="Source_20_Text"><text:s text:c="4"/>'rf__min_samples_split': 5,</text:span></text:p>
      <text:p text:style-name="P13"><text:span text:style-name="Source_20_Text"><text:s text:c="4"/>'rf__n_estimators': 100</text:span></text:p>
      <text:p text:style-name="P13"><text:span text:style-name="Source_20_Text">}</text:span></text:p>
      <text:h text:style-name="P7" text:outline-level="3">6.2. <text:span text:style-name="Strong_20_Emphasis">Rendimiento en el conjunto de prueba:</text:span></text:h>
      <text:list text:style-name="L4">
        <text:list-item>
          <text:p text:style-name="P15"><text:span text:style-name="Strong_20_Emphasis">F1-score (clase 0 - NOK)</text:span>: ~<text:span text:style-name="Strong_20_Emphasis">0.97</text:span></text:p>
        </text:list-item>
        <text:list-item>
          <text:p text:style-name="P15"><text:span text:style-name="Strong_20_Emphasis">Precisión y recall altos para piezas defectuosas</text:span></text:p>
        </text:list-item>
        <text:list-item>
          <text:p text:style-name="P15"><text:span text:style-name="Strong_20_Emphasis">Matriz de confusión</text:span>: mostró una alta tasa de detección correcta de piezas malas con pocas falsos negativos.</text:p>
        </text:list-item>
      </text:list>
      <text:p text:style-name="P5"/>
      <text:h text:style-name="P2" text:outline-level="2">7. <text:span text:style-name="Strong_20_Emphasis">Importancia de Variables</text:span></text:h>
      <text:p text:style-name="P4">El modelo permite extraer <text:span text:style-name="Strong_20_Emphasis">importancia de características</text:span> para identificar qué variables contribuyen más a la detección de piezas defectuosas. Esto puede guiar la <text:span text:style-name="Strong_20_Emphasis">optimización del proceso productivo</text:span> y la mejora del sistema de control.</text:p>
      <text:h text:style-name="P16" text:outline-level="3">📋 <text:span text:style-name="Strong_20_Emphasis">Tabla: Importancia de Variables (Random Forest)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Nº</text:p>
            </table:table-cell>
            <table:table-cell table:style-name="Tabla1.A1" office:value-type="string">
              <text:p text:style-name="Table_20_Heading">Feature</text:p>
            </table:table-cell>
            <table:table-cell table:style-name="Tabla1.A1" office:value-type="string">
              <text:p text:style-name="Table_20_Heading">Importance</text:p>
            </table:table-cell>
          </table:table-row>
        </table:table-header-rows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Corriente_max_1_kA</text:p>
          </table:table-cell>
          <table:table-cell table:style-name="Tabla1.A1" office:value-type="string">
            <text:p text:style-name="Table_20_Contents">0.384449</text:p>
          </table:table-cell>
        </table:table-row>
        <table:table-row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Corriente_maxima_kA</text:p>
          </table:table-cell>
          <table:table-cell table:style-name="Tabla1.A1" office:value-type="string">
            <text:p text:style-name="Table_20_Contents">0.195500</text:p>
          </table:table-cell>
        </table:table-row>
        <table:table-row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Corriente_max_2_kA</text:p>
          </table:table-cell>
          <table:table-cell table:style-name="Tabla1.A1" office:value-type="string">
            <text:p text:style-name="Table_20_Contents">0.164389</text:p>
          </table:table-cell>
        </table:table-row>
        <table:table-row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Recorrido_fusion_mm</text:p>
          </table:table-cell>
          <table:table-cell table:style-name="Tabla1.A1" office:value-type="string">
            <text:p text:style-name="Table_20_Contents">0.094880</text:p>
          </table:table-cell>
        </table:table-row>
        <table:table-row>
          <table:table-cell table:style-name="Tabla1.A1" office:value-type="string">
            <text:p text:style-name="Table_20_Contents">5</text:p>
          </table:table-cell>
          <table:table-cell table:style-name="Tabla1.A1" office:value-type="string">
            <text:p text:style-name="Table_20_Contents">Area_de_Corriente_max_1_As</text:p>
          </table:table-cell>
          <table:table-cell table:style-name="Tabla1.A1" office:value-type="string">
            <text:p text:style-name="Table_20_Contents">0.054874</text:p>
          </table:table-cell>
        </table:table-row>
        <table:table-row>
          <table:table-cell table:style-name="Tabla1.A1" office:value-type="string">
            <text:p text:style-name="Table_20_Contents">6</text:p>
          </table:table-cell>
          <table:table-cell table:style-name="Tabla1.A1" office:value-type="string">
            <text:p text:style-name="Table_20_Contents">Area_de_Corriente_max_2_As</text:p>
          </table:table-cell>
          <table:table-cell table:style-name="Tabla1.A1" office:value-type="string">
            <text:p text:style-name="Table_20_Contents">0.035866</text:p>
          </table:table-cell>
        </table:table-row>
        <table:table-row>
          <table:table-cell table:style-name="Tabla1.A1" office:value-type="string">
            <text:p text:style-name="Table_20_Contents">7</text:p>
          </table:table-cell>
          <table:table-cell table:style-name="Tabla1.A1" office:value-type="string">
            <text:p text:style-name="Table_20_Contents">Area_de_corriente_AS</text:p>
          </table:table-cell>
          <table:table-cell table:style-name="Tabla1.A1" office:value-type="string">
            <text:p text:style-name="Table_20_Contents">0.030288</text:p>
          </table:table-cell>
        </table:table-row>
        <table:table-row>
          <table:table-cell table:style-name="Tabla1.A1" office:value-type="string">
            <text:p text:style-name="Table_20_Contents">8</text:p>
          </table:table-cell>
          <table:table-cell table:style-name="Tabla1.A1" office:value-type="string">
            <text:p text:style-name="Table_20_Contents">Area_de_Corriente_max_4_As</text:p>
          </table:table-cell>
          <table:table-cell table:style-name="Tabla1.A1" office:value-type="string">
            <text:p text:style-name="Table_20_Contents">0.017517</text:p>
          </table:table-cell>
        </table:table-row>
        <table:table-row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Area_de_Corriente_max_3_As</text:p>
          </table:table-cell>
          <table:table-cell table:style-name="Tabla1.A1" office:value-type="string">
            <text:p text:style-name="Table_20_Contents">0.014848</text:p>
          </table:table-cell>
        </table:table-row>
        <table:table-row>
          <table:table-cell table:style-name="Tabla1.A1" office:value-type="string">
            <text:p text:style-name="Table_20_Contents">10</text:p>
          </table:table-cell>
          <table:table-cell table:style-name="Tabla1.A1" office:value-type="string">
            <text:p text:style-name="Table_20_Contents">Corriente_max_4_kA</text:p>
          </table:table-cell>
          <table:table-cell table:style-name="Tabla1.A1" office:value-type="string">
            <text:p text:style-name="Table_20_Contents">0.003801</text:p>
          </table:table-cell>
        </table:table-row>
      </table:table>
      <text:p text:style-name="P4"/>
      <text:h text:style-name="P2" text:outline-level="2"><text:soft-page-break/>8. <text:span text:style-name="Strong_20_Emphasis">Conclusiones</text:span></text:h>
      <text:list text:style-name="L5">
        <text:list-item>
          <text:p text:style-name="P17">Se ha desarrollado un sistema de clasificación robusto que permite detectar automáticamente piezas defectuosas en tiempo real.</text:p>
        </text:list-item>
        <text:list-item>
          <text:p text:style-name="P17">La integración de <text:span text:style-name="Strong_20_Emphasis">SMOTE</text:span> ha sido fundamental para mejorar la capacidad del modelo en la clase minoritaria.</text:p>
        </text:list-item>
        <text:list-item>
          <text:p text:style-name="P17">El uso de <text:span text:style-name="Strong_20_Emphasis">Random Forest</text:span> optimizado mediante <text:span text:style-name="Source_20_Text">GridSearchCV</text:span> ha ofrecido un equilibrio entre interpretabilidad y rendimiento.</text:p>
        </text:list-item>
        <text:list-item>
          <text:p text:style-name="P17">El modelo <text:span text:style-name="T3">está listo para desplegarse en producción con alta garantía de éxito entendido como detección de piezas con defectos de soldadura (NOK). En el futuro se puede ampliar a la detección temprana de defectos para evitar <text:s/>que aparezcan.</text:span></text:p>
        </text:list-item>
      </text:list>
      <text:p text:style-name="P5"/>
      <text:list text:style-name="L6">
        <text:list-item>
          <text:list>
            <text:list-header>
              <text:h text:style-name="P18" text:outline-level="2"/>
              <text:h text:style-name="P19" text:outline-level="2"/>
              <text:h text:style-name="P19" text:outline-level="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4T12:54:33.744851600</meta:creation-date>
    <dc:date>2025-05-18T19:21:30.962712500</dc:date>
    <meta:editing-duration>P1DT1H41M22S</meta:editing-duration>
    <meta:editing-cycles>12</meta:editing-cycles>
    <meta:generator>LibreOffice/25.2.2.2$Windows_X86_64 LibreOffice_project/7370d4be9e3cf6031a51beef54ff3bda878e3fac</meta:generator>
    <meta:document-statistic meta:table-count="1" meta:image-count="0" meta:object-count="0" meta:page-count="4" meta:paragraph-count="103" meta:word-count="666" meta:character-count="4760" meta:non-whitespace-character-count="4107"/>
  </office:meta>
</office:document-meta>
</file>